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ato, Red Pepper Feta Dip</text:p>
      <text:p text:style-name="P1"/>
      <text:p text:style-name="P2"/>
      <text:p text:style-name="P3">2 small garlic cloves</text:p>
      <text:p text:style-name="P3">1 (7 ounce) jar roasted red peppers, drained </text:p>
      <text:p text:style-name="P3">8 ounce sun-dried tomatoes packed in oil, drained</text:p>
      <text:p text:style-name="P3">¼ cup drained bottled peperoncini, stemmed</text:p>
      <text:p text:style-name="P3">½ lb crumbled feta (1 ½ cups)</text:p>
      <text:p text:style-name="P3">8 ounce cream cheese, softened</text:p>
      <text:p text:style-name="P3">¼ teaspoon Worcestershire sauce</text:p>
      <text:p text:style-name="P3">½ teaspoon salt</text:p>
      <text:p text:style-name="P3">¼ teaspoon black pepper</text:p>
      <text:p text:style-name="P3">¼ cup extra virgin olive oil</text:p>
      <text:p text:style-name="P3">1 cup loosely packed fresh basil leaves</text:p>
      <text:p text:style-name="P3">1 cup loosely packed fresh flat-leafed parsley leaves</text:p>
      <text:p text:style-name="P3"/>
      <text:p text:style-name="P3">Blend garlic, roasted peppers, tomatoes, and peperoncini in a food processor until finely chopped. <text:s/>Add cheeses, Worcestershire sauce, salt and pepper and blend until smooth, about 1 minutes. <text:s/>With motor running, gradually add oil and blend until incorporated. <text:s/>Add basil and parsley and pulse until finely chopped.</text:p>
      <text:p text:style-name="P3"/>
      <text:p text:style-name="P3">Makes about 4 cups. <text:s/>Serve with crackers or veget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09:55:33</meta:creation-date>
    <dc:date>2007-12-26T10:01:24</dc:date>
    <meta:editing-cycles>1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6" meta:character-count="802"/>
  </office:meta>
</office:document-meta>
</file>